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4.00pt" fo:font-weight="bold" fo:font-family="'Times New Roman'" style:font-family-asian="'Times New Roman'" style:font-family-complex="'Times New Roman'" fo:background-color="transparent" style:use-window-font-color="true"/>
    </style:style>
    <style:style style:name="T3" style:family="text">
      <style:text-properties fo:font-size="14.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bold" fo:font-family="'Times New Roman'" style:font-family-asian="'Times New Roman'" style:font-family-complex="'Times New Roman'" fo:background-color="transparent" style:use-window-font-color="true"/>
    </style:style>
    <style:style style:name="T6" style:family="text">
      <style:text-properties fo:font-size="14.00pt" fo:font-weight="normal" fo:font-family="'Times New Roman'" style:font-family-asian="'Times New Roman'" style:font-family-complex="'Times New Roman'" fo:background-color="transparent" style:use-window-font-color="true"/>
    </style:style>
    <style:style style:name="T7" style:family="text">
      <style:text-properties fo:font-size="14.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 style:family="text">
      <style:text-properties fo:font-size="14.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 style:family="text">
      <style:text-properties fo:font-size="14.00pt" fo:font-weight="normal" fo:font-family="'Times New Roman'" style:font-family-asian="'Times New Roman'" style:font-family-complex="'Times New Roman'" fo:background-color="transparent" style:use-window-font-color="true"/>
    </style:style>
    <style:style style:name="T10" style:family="text">
      <style:text-properties fo:font-size="14.00pt" fo:font-weight="normal" fo:font-family="'Times New Roman'" style:font-family-asian="'Times New Roman'" style:font-family-complex="'Times New Roman'" fo:background-color="transparent" style:use-window-font-color="true"/>
    </style:style>
    <style:style style:name="T11" style:family="text">
      <style:text-properties fo:font-size="14.00pt" fo:font-weight="normal" fo:font-family="'Times New Roman'" style:font-family-asian="'Times New Roman'" style:font-family-complex="'Times New Roman'" fo:background-color="transparent" style:use-window-font-color="true"/>
    </style:style>
    <style:style style:name="T12" style:family="text">
      <style:text-properties fo:font-size="14.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 style:family="text">
      <style:text-properties fo:font-size="14.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 style:family="text">
      <style:text-properties fo:font-size="14.00pt" fo:font-weight="normal" fo:font-family="'Times New Roman'" style:font-family-asian="'Times New Roman'" style:font-family-complex="'Times New Roman'"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50.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50.00%" fo:text-align="left" fo:margin-top="5.00pt" fo:margin-bottom="5.00pt">
        <style:tab-stops>
          <style:tab-stop style:position="0.00pt"/>
        </style:tab-stops>
      </style:paragraph-properties>
    </style:style>
    <style:style style:name="P4" style:family="paragraph">
      <style:paragraph-properties fo:line-height="150.00%" fo:text-align="left" fo:margin-bottom="10.00pt"/>
    </style:style>
    <style:style style:name="P5" style:family="paragraph">
      <style:paragraph-properties fo:line-height="115.00%" fo:text-align="left" fo:margin-bottom="10.00pt"/>
    </style:style>
  </office:automatic-styles>
  <office:body>
    <office:text>
      <text:p text:style-name="P1"><text:span text:style-name="T1">Source code analysis is the automated testing of a program’s source code with the purpose of finding faults and fixing them before the application is sold or distributed.</text:span></text:p>
      <text:p text:style-name="P1"><text:span text:style-name="T1"/></text:p>
      <text:p text:style-name="P1"><text:span text:style-name="T1">Source code analysis is synonymous to static code analysis, where the source code is analyzed simply as code and the program is not running. This removes the need for creating and using test cases, and may separate itself from feature-specific bugs like buttons being a different color than what the specifications say. It concentrates on finding faults in the program that may be detrimental to its proper function like crash-causing lines of code.</text:span></text:p>
      <text:p text:style-name="P1"><text:span text:style-name="T1"/></text:p>
      <text:p text:style-name="P1"><text:span text:style-name="T1">Static analysis, also called static code analysis, is a method of computer program debugging that is done by examining the code without executing the program. The process provides an understanding of the code structure and can help ensure that the code adheres to industry standards. Static analysis is used in software engineering by software development and quality assurance teams. Automated tools can assist programmers and developers in carrying out static analysis. The software will scan all code in a project to check for vulnerabilities while validating the code.</text:span></text:p>
      <text:p text:style-name="P1"><text:span text:style-name="T1"/></text:p>
      <text:p text:style-name="P1"><text:span text:style-name="T1">Static analysis is generally good at finding coding issues such as:</text:span></text:p>
      <text:p text:style-name="P1"><text:span text:style-name="T1"/></text:p>
      <text:p text:style-name="P1"><text:span text:style-name="T1">Programming errors</text:span></text:p>
      <text:p text:style-name="P1"><text:span text:style-name="T1">Coding standard violations</text:span></text:p>
      <text:p text:style-name="P1"><text:span text:style-name="T1">Undefined values</text:span></text:p>
      <text:p text:style-name="P1"><text:span text:style-name="T1">Syntax violations</text:span></text:p>
      <text:p text:style-name="P1"><text:span text:style-name="T1">Security vulnerabilities</text:span></text:p>
      <text:p text:style-name="P1"><text:span text:style-name="T1"/></text:p>
      <text:p text:style-name="P1"><text:span text:style-name="T1">Best Static Code Analysis Tools Comparison</text:span></text:p>
      <text:p text:style-name="P1"><text:span text:style-name="T1">#1) Raxis</text:span></text:p>
      <text:p text:style-name="P1"><text:span text:style-name="T1">#2) SonarQube</text:span></text:p>
      <text:p text:style-name="P1"><text:span text:style-name="T1">#3) PVS-Studio</text:span></text:p>
      <text:p text:style-name="P1"><text:span text:style-name="T1">#4) DeepSource</text:span></text:p>
      <text:p text:style-name="P1"><text:span text:style-name="T1">#5) Embold</text:span></text:p>
      <text:p text:style-name="P1"><text:span text:style-name="T1">#6) SmartBear Collaborator</text:span></text:p>
      <text:p text:style-name="P1"><text:span text:style-name="T1">#7) CodeScene Behavioral Code Analysis</text:span></text:p>
      <text:p text:style-name="P1"><text:span text:style-name="T1">#8) Reshift</text:span></text:p>
      <text:p text:style-name="P1"><text:span text:style-name="T1">#9) RIPS Technologies</text:span></text:p>
      <text:p text:style-name="P1"><text:span text:style-name="T1">#10) Veracode</text:span></text:p>
      <text:p text:style-name="P1"><text:span text:style-name="T1">#11) Fortify Static Code Analyzer</text:span></text:p>
      <text:p text:style-name="P1"><text:span text:style-name="T1">#12) Parasoft</text:span></text:p>
      <text:p text:style-name="P1"><text:span text:style-name="T1">#13) Coverity</text:span></text:p>
      <text:p text:style-name="P1"><text:span text:style-name="T1">#14) CAST</text:span></text:p>
      <text:p text:style-name="P1"><text:span text:style-name="T1">#15) CodeSonar</text:span></text:p>
      <text:p text:style-name="P1"><text:span text:style-name="T1">#16) Understand</text:span></text:p>
      <text:p text:style-name="P1"><text:span text:style-name="T1"/></text:p>
      <text:p text:style-name="P1"><text:span text:style-name="T2">Configure a static code analyzer</text:span><text:span text:style-name="T3"><text:s/>which will perform static analysis of the web application code and identify the coding practices that are not appropriate. Configure the profiles and dashboard of the static code analysis tool</text:span></text:p>
      <text:p text:style-name="P1"><text:span text:style-name="T4"/></text:p>
      <text:p text:style-name="P2"><text:span text:style-name="T5">SonarQube</text:span><text:span text:style-name="T6"> is one of the more popular static code analysis tools out there. It is an open-source platform for continuous inspection of code quality and performs automatic reviews via static code analysis. In addition, it can detect and report bugs, </text:span><text:a xlink:href="https://martinfowler.com/bliki/CodeSmell.html"><text:span text:style-name="T8">code smells</text:span></text:a><text:span text:style-name="T9">, and numerous other security vulnerabilities.</text:span></text:p>
      <text:list text:style-name="L3">
        <text:list-item>
          <text:p text:style-name="P3"><text:span text:style-name="T9">It also supports an impressive 25+ programming languages, including C#, Python, Cobol, PHP, and Java<text:s/></text:span><text:span text:style-name="T10">–</text:span><text:span text:style-name="T11"><text:s/>to name a few.</text:span></text:p>
        </text:list-item>
        <text:list-item>
          <text:p text:style-name="P3"><text:span text:style-name="T11">This tool helps developers observe a three-pronged attack on their code by avoiding bugs or undefined behavior, breaches or attacks, and easing code updates, increasing development speed.</text:span></text:p>
        </text:list-item>
        <text:list-item>
          <text:p text:style-name="P3"><text:span text:style-name="T11">Developers can easily tackle their errors and oversights because the mistakes are classified by severity, mapped to </text:span><text:a xlink:href="https://www.cppdepend.com/coding-standards"><text:span text:style-name="T13">secure coding standard</text:span></text:a><text:span text:style-name="T14"/></text:p>
        </text:list-item>
        <text:list-item>
          <text:p text:style-name="P3"><text:span text:style-name="T14">It also reports duplicate code, lax coding standards, unit tests, code coverage, code complexity, and comments.</text:span></text:p>
        </text:list-item>
      </text:list>
      <text:p text:style-name="P4"><text:span text:style-name="T14"/></text:p>
      <text:p text:style-name="P5"><draw:frame text:anchor-type="as-char" svg:width="144.78mm" svg:height="78.99mm" style:rel-width="scale" style:rel-height="scale"><draw:object-ole xlink:href="OleObj1"/><draw:image xlink:href="ObjectReplacements/OleObj1"/></draw:frame><draw:frame text:anchor-type="as-char" svg:width="142.49mm" svg:height="90.68mm" style:rel-width="scale" style:rel-height="scale"><draw:object-ole xlink:href="OleObj2"/><draw:image xlink:href="ObjectReplacements/OleObj2"/></draw:frame><draw:frame text:anchor-type="as-char" svg:width="144.02mm" svg:height="16.26mm" style:rel-width="scale" style:rel-height="scale"><draw:object-ole xlink:href="OleObj3"/><draw:image xlink:href="ObjectReplacements/OleObj3"/></draw:frame><draw:frame text:anchor-type="as-char" svg:width="149.35mm" svg:height="94.74mm" style:rel-width="scale" style:rel-height="scale"><draw:object-ole xlink:href="OleObj4"/><draw:image xlink:href="ObjectReplacements/OleObj4"/></draw:frame><text:span text:style-name="T15"/></text:p>
      <text:p text:style-name="P5"><text:span text:style-name="T15"/></text:p>
      <text:p text:style-name="P5"><draw:frame text:anchor-type="as-char" svg:width="148.59mm" svg:height="59.94mm" style:rel-width="scale" style:rel-height="scale"><draw:object-ole xlink:href="OleObj5"/><draw:image xlink:href="ObjectReplacements/OleObj5"/></draw:frame><text:span text:style-name="T1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